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3.2772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Sheet1.F138" table:end-x="0.7358in" table:end-y="0.0579in" draw:z-index="0" draw:style-name="gr1" svg:width="7.711in" svg:height="23.2921in" svg:x="1.4161in" svg:y="0.058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10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n= 1000 tango: 12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83 splay: 6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22 splay: 23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87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08/16/2020</text:date>, <text:time>18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27M2S</meta:editing-duration>
    <meta:editing-cycles>26</meta:editing-cycles>
    <meta:generator>OpenOffice/4.1.7$Win32 OpenOffice.org_project/417m1$Build-9800</meta:generator>
    <dc:date>2020-08-16T18:34:36.24</dc:date>
    <dc:creator>andreas </dc:creator>
    <meta:document-statistic meta:table-count="3" meta:cell-count="11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